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6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0315in" svg:y="0.1024in">
            <draw:object draw:notify-on-update-of-ranges="Sheet1.A3:Sheet1.A9 Sheet1.B3:Sheet1.B9 Sheet1.C3:Sheet1.C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ber of Threads </text:p>
          </table:table-cell>
          <table:table-cell office:value-type="string" calcext:value-type="string">
            <text:p>GFLOPS</text:p>
          </table:table-cell>
          <table:table-cell office:value-type="string" calcext:value-type="string">
            <text:p>GIOP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72" calcext:value-type="float">
            <text:p>9.272</text:p>
          </table:table-cell>
          <table:table-cell office:value-type="float" office:value="9.379" calcext:value-type="float">
            <text:p>9.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.62" calcext:value-type="float">
            <text:p>16.62</text:p>
          </table:table-cell>
          <table:table-cell office:value-type="float" office:value="18.328" calcext:value-type="float">
            <text:p>18.3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.439" calcext:value-type="float">
            <text:p>22.439</text:p>
          </table:table-cell>
          <table:table-cell office:value-type="float" office:value="24.213" calcext:value-type="float">
            <text:p>24.2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.087" calcext:value-type="float">
            <text:p>23.087</text:p>
          </table:table-cell>
          <table:table-cell office:value-type="float" office:value="24.738" calcext:value-type="float">
            <text:p>24.7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.197" calcext:value-type="float">
            <text:p>24.197</text:p>
          </table:table-cell>
          <table:table-cell office:value-type="float" office:value="25.669" calcext:value-type="float">
            <text:p>25.6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.551" calcext:value-type="float">
            <text:p>24.551</text:p>
          </table:table-cell>
          <table:table-cell office:value-type="float" office:value="25.585" calcext:value-type="float">
            <text:p>25.5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.545" calcext:value-type="float">
            <text:p>25.545</text:p>
          </table:table-cell>
          <table:table-cell office:value-type="float" office:value="26.557" calcext:value-type="float">
            <text:p>26.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0T16:20:37.092524426</meta:creation-date>
    <dc:date>2014-09-20T17:36:27.380490484</dc:date>
    <meta:editing-duration>PT1H13M50S</meta:editing-duration>
    <meta:editing-cycles>20</meta:editing-cycles>
    <meta:generator>LibreOffice/4.2.6.3$Linux_X86_64 LibreOffice_project/420m0$Build-3</meta:gener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8" chart:origin="0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3:Sheet1.C9" chart:data-source-has-labels="column" svg:x="0.77cm" svg:y="0.855cm" svg:width="11.738cm" svg:height="7.545cm">
          <chartooo:coordinate-region svg:x="1.563cm" svg:y="0.855cm" svg:width="10.758cm" svg:height="6.898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class="chart:line">
            <chart:data-point chart:repeated="7"/>
          </chart:series>
          <chart:series chart:style-name="ch8" chart:values-cell-range-address="Sheet1.C3:Sheet1.C9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9</svg:desc>
                </draw:g>
              </table:table-cell>
              <table:table-cell office:value-type="float" office:value="9.272">
                <text:p>9.272</text:p>
                <draw:g>
                  <svg:desc>Sheet1.B3:Sheet1.B9</svg:desc>
                </draw:g>
              </table:table-cell>
              <table:table-cell office:value-type="float" office:value="9.379">
                <text:p>9.379</text:p>
                <draw:g>
                  <svg:desc>Sheet1.C3:Sheet1.C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.62">
                <text:p>16.62</text:p>
              </table:table-cell>
              <table:table-cell office:value-type="float" office:value="18.328">
                <text:p>18.32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.439">
                <text:p>22.439</text:p>
              </table:table-cell>
              <table:table-cell office:value-type="float" office:value="24.213">
                <text:p>24.21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.087">
                <text:p>23.087</text:p>
              </table:table-cell>
              <table:table-cell office:value-type="float" office:value="24.738">
                <text:p>24.7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4.197">
                <text:p>24.197</text:p>
              </table:table-cell>
              <table:table-cell office:value-type="float" office:value="25.669">
                <text:p>25.6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.551">
                <text:p>24.551</text:p>
              </table:table-cell>
              <table:table-cell office:value-type="float" office:value="25.585">
                <text:p>25.58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5.545">
                <text:p>25.545</text:p>
              </table:table-cell>
              <table:table-cell office:value-type="float" office:value="26.557">
                <text:p>26.5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